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3" style:family="paragraph" style:parent-style-name="Heading_20_1">
      <style:text-properties fo:font-variant="normal" fo:text-transform="none" fo:color="#000000" style:font-name="Helvetica" fo:font-size="13.5pt" fo:letter-spacing="normal" fo:font-style="normal" fo:font-weight="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text-indent="0cm"/>
      <style:text-properties fo:color="#ce181e" style:font-name="Helvetica1" fo:font-size="13.5pt" fo:font-weight="normal" style:font-weight-asian="normal" style:font-name-complex="Helvetica1" style:font-weight-complex="normal"/>
    </style:style>
    <style:style style:name="T1" style:family="text">
      <style:text-properties fo:color="#ce181e"/>
    </style:style>
    <style:style style:name="T2" style:family="text">
      <style:text-properties officeooo:rsid="000e3f9d"/>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10/article-47" text:style-name="Internet_20_link" text:visited-style-name="Visited_20_Internet_20_Link">https://rockingsoccer.com/lv/futbols/help/home/category-10/article-47</text:a></text:h>
      <text:h text:style-name="P3" text:outline-level="1">Fani: Vēlāk sākušo <text:span text:style-name="T1"><office:annotation office:name="__Annotation__5_3598628460"><dc:creator>Nezināms autors</dc:creator><dc:date>2018-11-11T11:51:21.073000000</dc:date><text:p text:style-name="P6"><text:span text:style-name="T3">bonuss</text:span></text:p></office:annotation></text:span><text:span text:style-name="T1">bonus</text:span><office:annotation-end office:name="__Annotation__5_3598628460"/></text:h>
      <text:p text:style-name="P2">Ja uzbūvēji savu stadionu 2. sezonā vai <text:span text:style-name="T1"><office:annotation office:name="__Annotation__7_3598628460"><dc:creator>Nezināms autors</dc:creator><dc:date>2018-11-11T11:52:07.703000000</dc:date><text:p text:style-name="P4"><text:span text:style-name="T3">vēlāk</text:span></text:p></office:annotation></text:span><text:span text:style-name="T1">vēlak</text:span><office:annotation-end office:name="__Annotation__7_3598628460"/>, tad tev <text:span text:style-name="T1"><office:annotation office:name="__Annotation__9_3598628460"><dc:creator>Nezināms autors</dc:creator><dc:date>2018-11-11T11:52:50.387000000</dc:date><text:p text:style-name="P4"><text:span text:style-name="T3">pienākas</text:span></text:p></office:annotation></text:span><text:span text:style-name="T1">pienākās</text:span><office:annotation-end office:name="__Annotation__9_3598628460"/> "Vēlāk sākušo <text:span text:style-name="T1"><office:annotation office:name="__Annotation__10_3598628460"><dc:creator>Nezināms autors</dc:creator><dc:date>2018-11-11T11:53:25.668000000</dc:date><text:p text:style-name="P5"><text:span text:style-name="T3">bonuss</text:span></text:p></office:annotation></text:span><text:span text:style-name="T1">bonus</text:span><office:annotation-end office:name="__Annotation__10_3598628460"/>". Kamēr tev ir šis <text:span text:style-name="T1"><office:annotation office:name="__Annotation__12_3598628460"><dc:creator>Nezināms autors</dc:creator><dc:date>2018-11-11T11:54:30.845000000</dc:date><text:p text:style-name="P4"><text:span text:style-name="T3">bonuss</text:span></text:p></office:annotation></text:span><text:span text:style-name="T1">bonus</text:span><office:annotation-end office:name="__Annotation__12_3598628460"/>, tavs ikdienas popularitātes pieaugums no spēlēm <office:annotation office:name="__Annotation__13_3598628460"><dc:creator>Nezināms autors</dc:creator><dc:date>2018-11-11T11:55:04.653000000</dc:date><text:p text:style-name="P5"><text:span text:style-name="T3">tiek</text:span></text:p></office:annotation>ir<office:annotation-end office:name="__Annotation__13_3598628460"/> dubultots. Popularitātes pieaugums no biļešu pārdošanas netiek ietekmēts.</text:p>
      <text:p text:style-name="P2">Par katru sezonu, kuru nokavēji, tu iegūsti šo bonusu, maksimāli uz 3 sezonām.</text:p>
      <text:p text:style-name="P2">Šis <office:annotation office:name="__Annotation__15_3598628460"><dc:creator>Nezināms autors</dc:creator><dc:date>2018-11-11T11:56:16.111000000</dc:date><text:p text:style-name="P4"><text:span text:style-name="T3">bonuss</text:span></text:p></office:annotation>bonus<office:annotation-end office:name="__Annotation__15_3598628460"/> ir atkarīgs no brīža, kad tu uzbūvē stadionu, jo tas ir mirklis, kad klubs sāk iegūt fanus. Ja uzbūvēsi stadionu dažas dienas pirms sezonas tas tik un tā skaitīsies, kā uzbūvēts jaunajā sezonā.</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1:40:05.816000000</meta:creation-date>
    <dc:date>2018-11-11T12:04:58.103000000</dc:date>
    <meta:editing-duration>PT4M31S</meta:editing-duration>
    <meta:editing-cycles>2</meta:editing-cycles>
    <meta:generator>LibreOffice/6.0.2.1$Windows_X86_64 LibreOffice_project/f7f06a8f319e4b62f9bc5095aa112a65d2f3ac89</meta:generator>
    <meta:document-statistic meta:table-count="0" meta:image-count="0" meta:object-count="0" meta:page-count="1" meta:paragraph-count="5" meta:word-count="87" meta:character-count="608" meta:non-whitespace-character-count="526"/>
  </office:meta>
</office:document-meta>
</file>